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E50000025CF1B206C8F82F13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0.29cm" fo:min-width="6.23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441cm" svg:x="1cm" svg:y="9.249cm">
          <draw:image xlink:href="Pictures/10000000000004E50000025CF1B206C8F82F13F5.png" xlink:type="simple" xlink:show="embed" xlink:actuate="onLoad">
            <text:p/>
          </draw:image>
        </draw:frame>
        <draw:custom-shape draw:style-name="gr2" draw:text-style-name="P2" draw:layer="layout" svg:width="9.525cm" svg:height="0.762cm" svg:x="4.683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9T17:19:28.845444254</dc:date>
    <dc:creator>Massimo Sgaravatto</dc:creator>
    <meta:editing-duration>PT59S</meta:editing-duration>
    <meta:editing-cycles>1</meta:editing-cycles>
    <meta:document-statistic meta:object-count="2"/>
    <meta:generator>LibreOffice/5.0.6.2$Linux_X86_64 LibreOffice_project/00$Build-2</meta:generator>
  </office:meta>
</office:document-meta>
</file>